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3.115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2.877cm"/>
    </style:style>
    <style:style style:name="co12" style:family="table-column">
      <style:table-column-properties fo:break-before="auto" style:column-width="3.069cm"/>
    </style:style>
    <style:style style:name="co13" style:family="table-column">
      <style:table-column-properties fo:break-before="auto" style:column-width="2.07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826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2.732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language="en" fo:country="US" fo:font-weight="bold" style:font-name-asian="DejaVu Sans Condensed" style:font-size-asian="10pt" style:language-asian="en" style:country-asian="US" style:font-weight-asian="bold" style:font-name-complex="DejaVu Sans Condensed" style:font-size-complex="10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ext-properties fo:color="#1a1a1a"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column table:style-name="co14" table:number-columns-repeated="2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10"/>
        <table:table-column table:style-name="co19" table:default-cell-style-name="ce7"/>
        <table:table-row table:style-name="ro1">
          <table:table-cell table:style-name="ce1" office:value-type="string" table:number-columns-spanned="2" table:number-rows-spanned="1">
            <text:p>Simulazione</text:p>
          </table:table-cell>
          <table:covered-table-cell table:style-name="ce2"/>
          <table:table-cell table:style-name="ce2" table:number-columns-repeated="11"/>
          <table:table-cell table:number-columns-repeated="6"/>
          <table:table-cell table:style-name="ce5" office:value-type="string" table:number-columns-spanned="2" table:number-rows-spanned="1">
            <text:p>Ritornati</text:p>
          </table:table-cell>
          <table:covered-table-cell table:style-name="ce8"/>
          <table:table-cell table:style-name="ce5" office:value-type="string" table:number-columns-spanned="2" table:number-rows-spanned="1">
            <text:p>Scaduti / delegati</text:p>
          </table:table-cell>
          <table:covered-table-cell table:style-name="ce9"/>
          <table:table-cell table:style-name="ce8" office:value-type="string" table:number-columns-spanned="3" table:number-rows-spanned="1">
            <text:p>TEMPO VF</text:p>
          </table:table-cell>
          <table:covered-table-cell table:number-columns-repeated="2" table:style-name="ce6"/>
          <table:table-cell table:style-name="ce8" office:value-type="string" table:number-columns-spanned="3" table:number-rows-spanned="1">
            <text:p>DATI TRASFERITI</text:p>
          </table:table-cell>
          <table:covered-table-cell table:number-columns-repeated="2" table:style-name="ce6"/>
        </table:table-row>
        <table:table-row table:style-name="ro2">
          <table:table-cell table:style-name="ce2" office:value-type="string">
            <text:p>FG.rngSeed</text:p>
          </table:table-cell>
          <table:table-cell table:style-name="ce2" office:value-type="string">
            <text:p>MM.rngSeed</text:p>
          </table:table-cell>
          <table:table-cell table:style-name="ce2" office:value-type="string">
            <text:p>DelType</text:p>
          </table:table-cell>
          <table:table-cell table:style-name="ce2" office:value-type="string">
            <text:p>FDS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Deleghe</text:p>
          </table:table-cell>
          <table:table-cell table:style-name="ce2" office:value-type="string">
            <text:p>PendingDownCompletati</text:p>
          </table:table-cell>
          <table:table-cell table:style-name="ce2" office:value-type="string">
            <text:p>PendingDownScaduti</text:p>
          </table:table-cell>
          <table:table-cell table:style-name="ce2" office:value-type="string">
            <text:p>DownFWDScaduti</text:p>
          </table:table-cell>
          <table:table-cell table:style-name="ce2" office:value-type="string">
            <text:p>DownFWDTornati</text:p>
          </table:table-cell>
          <table:table-cell table:style-name="ce2" office:value-type="string">
            <text:p>VF Soddisfatto</text:p>
          </table:table-cell>
          <table:table-cell table:style-name="ce2" office:value-type="string">
            <text:p>TempoSimulato</text:p>
          </table:table-cell>
          <table:table-cell table:style-name="ce2" office:value-type="string">
            <text:p>Durata</text:p>
          </table:table-cell>
          <table:table-cell table:number-columns-repeated="6"/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  <table:table-cell table:style-name="ce6" office:value-type="string">
            <text:p>No delega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  <table:table-cell table:style-name="ce6" office:value-type="string">
            <text:p>No delega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  <table:table-cell table:number-columns-repeated="6"/>
          <table:table-cell table:style-name="ce7" table:formula="of:=IF(([.C3]=1);[.J3]/[.F3];&quot;&quot;)">
            <text:p/>
          </table:table-cell>
          <table:table-cell table:style-name="ce7" table:formula="of:=IF(([.C3]=2);[.J3]/[.F3];&quot;&quot;)">
            <text:p/>
          </table:table-cell>
          <table:table-cell table:style-name="ce7" table:formula="of:=IF(([.C3]=1);([.H3]+[.I3])/[.F3];&quot;&quot;)">
            <text:p/>
          </table:table-cell>
          <table:table-cell table:style-name="ce7" table:formula="of:=IF(([.C3]=2);([.H3]+[.I3])/[.F3];&quot;&quot;)">
            <text:p/>
          </table:table-cell>
          <table:table-cell table:formula="of:=IF(([.C3]=0);[.K3];&quot;&quot;)" office:value-type="float" office:value="100160.5">
            <text:p>100160,5</text:p>
          </table:table-cell>
          <table:table-cell table:formula="of:=IF(([.C3]=1);[.K3];&quot;&quot;)">
            <text:p/>
          </table:table-cell>
          <table:table-cell table:formula="of:=IF(([.C3]=2);[.K3];&quot;&quot;)">
            <text:p/>
          </table:table-cell>
          <table:table-cell table:formula="of:=IF([.C3]=0;[.E3];&quot;&quot;)" office:value-type="float" office:value="3000000">
            <text:p>3000000</text:p>
          </table:table-cell>
          <table:table-cell table:formula="of:=IF(([.C3]=1);[.E3];&quot;&quot;)">
            <text:p/>
          </table:table-cell>
          <table:table-cell table:formula="of:=IF([.C3]=2;[.E3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  <table:table-cell table:number-columns-repeated="4"/>
          <table:table-cell office:value-type="string">
            <text:p>Durata Calcolo (ore)=</text:p>
          </table:table-cell>
          <table:table-cell table:formula="of:=SUM([.M3:.M175])/3600" office:value-type="float" office:value="24.6787805555555">
            <text:p>24,6787805556</text:p>
          </table:table-cell>
          <table:table-cell table:style-name="ce7" table:formula="of:=IF(([.C4]=1);[.J4]/[.F4];&quot;&quot;)" office:value-type="float" office:value="1">
            <text:p>1</text:p>
          </table:table-cell>
          <table:table-cell table:style-name="ce7" table:formula="of:=IF(([.C4]=2);[.J4]/[.F4];&quot;&quot;)">
            <text:p/>
          </table:table-cell>
          <table:table-cell table:style-name="ce7" table:formula="of:=IF(([.C4]=1);([.H4]+[.I4])/[.F4];&quot;&quot;)" office:value-type="float" office:value="0">
            <text:p>0</text:p>
          </table:table-cell>
          <table:table-cell table:style-name="ce7" table:formula="of:=IF(([.C4]=2);([.H4]+[.I4])/[.F4];&quot;&quot;)">
            <text:p/>
          </table:table-cell>
          <table:table-cell table:formula="of:=IF(([.C4]=0);[.K4];&quot;&quot;)">
            <text:p/>
          </table:table-cell>
          <table:table-cell table:formula="of:=IF(([.C4]=1);[.K4];&quot;&quot;)" office:value-type="float" office:value="12908.5">
            <text:p>12908,5</text:p>
          </table:table-cell>
          <table:table-cell table:formula="of:=IF(([.C4]=2);[.K4];&quot;&quot;)">
            <text:p/>
          </table:table-cell>
          <table:table-cell table:formula="of:=IF([.C4]=0;[.E4];&quot;&quot;)">
            <text:p/>
          </table:table-cell>
          <table:table-cell table:formula="of:=IF(([.C4]=1);[.E4];&quot;&quot;)" office:value-type="float" office:value="9000000">
            <text:p>9000000</text:p>
          </table:table-cell>
          <table:table-cell table:formula="of:=IF([.C4]=2;[.E4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  <table:table-cell table:number-columns-repeated="4"/>
          <table:table-cell office:value-type="string">
            <text:p>Durata Sim (giorni)=</text:p>
          </table:table-cell>
          <table:table-cell table:formula="of:=SUM([.L3:.L98])/(3600*24)" office:value-type="float" office:value="83.2450925925926">
            <text:p>83,2450925926</text:p>
          </table:table-cell>
          <table:table-cell table:style-name="ce7" table:formula="of:=IF(([.C5]=1);[.J5]/[.F5];&quot;&quot;)" office:value-type="float" office:value="1">
            <text:p>1</text:p>
          </table:table-cell>
          <table:table-cell table:style-name="ce7" table:formula="of:=IF(([.C5]=2);[.J5]/[.F5];&quot;&quot;)">
            <text:p/>
          </table:table-cell>
          <table:table-cell table:style-name="ce7" table:formula="of:=IF(([.C5]=1);([.H5]+[.I5])/[.F5];&quot;&quot;)" office:value-type="float" office:value="0">
            <text:p>0</text:p>
          </table:table-cell>
          <table:table-cell table:style-name="ce7" table:formula="of:=IF(([.C5]=2);([.H5]+[.I5])/[.F5];&quot;&quot;)">
            <text:p/>
          </table:table-cell>
          <table:table-cell table:formula="of:=IF(([.C5]=0);[.K5];&quot;&quot;)">
            <text:p/>
          </table:table-cell>
          <table:table-cell table:formula="of:=IF(([.C5]=1);[.K5];&quot;&quot;)" office:value-type="float" office:value="12908.5">
            <text:p>12908,5</text:p>
          </table:table-cell>
          <table:table-cell table:formula="of:=IF(([.C5]=2);[.K5];&quot;&quot;)">
            <text:p/>
          </table:table-cell>
          <table:table-cell table:formula="of:=IF([.C5]=0;[.E5];&quot;&quot;)">
            <text:p/>
          </table:table-cell>
          <table:table-cell table:formula="of:=IF(([.C5]=1);[.E5];&quot;&quot;)" office:value-type="float" office:value="9000000">
            <text:p>9000000</text:p>
          </table:table-cell>
          <table:table-cell table:formula="of:=IF([.C5]=2;[.E5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  <table:table-cell table:number-columns-repeated="6"/>
          <table:table-cell table:style-name="ce7" table:formula="of:=IF(([.C6]=1);[.J6]/[.F6];&quot;&quot;)" office:value-type="float" office:value="1">
            <text:p>1</text:p>
          </table:table-cell>
          <table:table-cell table:style-name="ce7" table:formula="of:=IF(([.C6]=2);[.J6]/[.F6];&quot;&quot;)">
            <text:p/>
          </table:table-cell>
          <table:table-cell table:style-name="ce7" table:formula="of:=IF(([.C6]=1);([.H6]+[.I6])/[.F6];&quot;&quot;)" office:value-type="float" office:value="0">
            <text:p>0</text:p>
          </table:table-cell>
          <table:table-cell table:style-name="ce7" table:formula="of:=IF(([.C6]=2);([.H6]+[.I6])/[.F6];&quot;&quot;)">
            <text:p/>
          </table:table-cell>
          <table:table-cell table:formula="of:=IF(([.C6]=0);[.K6];&quot;&quot;)">
            <text:p/>
          </table:table-cell>
          <table:table-cell table:formula="of:=IF(([.C6]=1);[.K6];&quot;&quot;)" office:value-type="float" office:value="12908.5">
            <text:p>12908,5</text:p>
          </table:table-cell>
          <table:table-cell table:formula="of:=IF(([.C6]=2);[.K6];&quot;&quot;)">
            <text:p/>
          </table:table-cell>
          <table:table-cell table:formula="of:=IF([.C6]=0;[.E6];&quot;&quot;)">
            <text:p/>
          </table:table-cell>
          <table:table-cell table:formula="of:=IF(([.C6]=1);[.E6];&quot;&quot;)" office:value-type="float" office:value="9000000">
            <text:p>9000000</text:p>
          </table:table-cell>
          <table:table-cell table:formula="of:=IF([.C6]=2;[.E6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  <table:table-cell table:number-columns-repeated="6"/>
          <table:table-cell table:style-name="ce7" table:formula="of:=IF(([.C7]=1);[.J7]/[.F7];&quot;&quot;)">
            <text:p/>
          </table:table-cell>
          <table:table-cell table:style-name="ce7" table:formula="of:=IF(([.C7]=2);[.J7]/[.F7];&quot;&quot;)" office:value-type="float" office:value="1">
            <text:p>1</text:p>
          </table:table-cell>
          <table:table-cell table:style-name="ce7" table:formula="of:=IF(([.C7]=1);([.H7]+[.I7])/[.F7];&quot;&quot;)">
            <text:p/>
          </table:table-cell>
          <table:table-cell table:style-name="ce7" table:formula="of:=IF(([.C7]=2);([.H7]+[.I7])/[.F7];&quot;&quot;)" office:value-type="float" office:value="0">
            <text:p>0</text:p>
          </table:table-cell>
          <table:table-cell table:formula="of:=IF(([.C7]=0);[.K7];&quot;&quot;)">
            <text:p/>
          </table:table-cell>
          <table:table-cell table:formula="of:=IF(([.C7]=1);[.K7];&quot;&quot;)">
            <text:p/>
          </table:table-cell>
          <table:table-cell table:formula="of:=IF(([.C7]=2);[.K7];&quot;&quot;)" office:value-type="float" office:value="12908.5">
            <text:p>12908,5</text:p>
          </table:table-cell>
          <table:table-cell table:formula="of:=IF([.C7]=0;[.E7];&quot;&quot;)">
            <text:p/>
          </table:table-cell>
          <table:table-cell table:formula="of:=IF(([.C7]=1);[.E7];&quot;&quot;)">
            <text:p/>
          </table:table-cell>
          <table:table-cell table:formula="of:=IF([.C7]=2;[.E7];&quot;&quot;)" office:value-type="float" office:value="9125001">
            <text:p>9125001</text:p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4657">
            <text:p>194657,00</text:p>
          </table:table-cell>
          <table:table-cell office:value-type="float" office:value="3059.57">
            <text:p>3059,57</text:p>
          </table:table-cell>
          <table:table-cell table:number-columns-repeated="6"/>
          <table:table-cell table:style-name="ce7" table:formula="of:=IF(([.C8]=1);[.J8]/[.F8];&quot;&quot;)">
            <text:p/>
          </table:table-cell>
          <table:table-cell table:style-name="ce7" table:formula="of:=IF(([.C8]=2);[.J8]/[.F8];&quot;&quot;)">
            <text:p/>
          </table:table-cell>
          <table:table-cell table:style-name="ce7" table:formula="of:=IF(([.C8]=1);([.H8]+[.I8])/[.F8];&quot;&quot;)">
            <text:p/>
          </table:table-cell>
          <table:table-cell table:style-name="ce7" table:formula="of:=IF(([.C8]=2);([.H8]+[.I8])/[.F8];&quot;&quot;)">
            <text:p/>
          </table:table-cell>
          <table:table-cell table:formula="of:=IF(([.C8]=0);[.K8];&quot;&quot;)" office:value-type="float" office:value="194657">
            <text:p>194657</text:p>
          </table:table-cell>
          <table:table-cell table:formula="of:=IF(([.C8]=1);[.K8];&quot;&quot;)">
            <text:p/>
          </table:table-cell>
          <table:table-cell table:formula="of:=IF(([.C8]=2);[.K8];&quot;&quot;)">
            <text:p/>
          </table:table-cell>
          <table:table-cell table:formula="of:=IF([.C8]=0;[.E8];&quot;&quot;)" office:value-type="float" office:value="3625002">
            <text:p>3625002</text:p>
          </table:table-cell>
          <table:table-cell table:formula="of:=IF(([.C8]=1);[.E8];&quot;&quot;)">
            <text:p/>
          </table:table-cell>
          <table:table-cell table:formula="of:=IF([.C8]=2;[.E8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table:number-columns-repeated="2" office:value-type="float" office:value="1">
            <text:p>1</text:p>
          </table:table-cell>
          <table:table-cell office:value-type="float" office:value="18375020">
            <text:p>183750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83.19">
            <text:p>3483,19</text:p>
          </table:table-cell>
          <table:table-cell table:number-columns-repeated="6"/>
          <table:table-cell table:style-name="ce7" table:formula="of:=IF(([.C9]=1);[.J9]/[.F9];&quot;&quot;)" office:value-type="float" office:value="0.4">
            <text:p>0,4</text:p>
          </table:table-cell>
          <table:table-cell table:style-name="ce7" table:formula="of:=IF(([.C9]=2);[.J9]/[.F9];&quot;&quot;)">
            <text:p/>
          </table:table-cell>
          <table:table-cell table:style-name="ce7" table:formula="of:=IF(([.C9]=1);([.H9]+[.I9])/[.F9];&quot;&quot;)" office:value-type="float" office:value="0.6">
            <text:p>0,6</text:p>
          </table:table-cell>
          <table:table-cell table:style-name="ce7" table:formula="of:=IF(([.C9]=2);([.H9]+[.I9])/[.F9];&quot;&quot;)">
            <text:p/>
          </table:table-cell>
          <table:table-cell table:formula="of:=IF(([.C9]=0);[.K9];&quot;&quot;)">
            <text:p/>
          </table:table-cell>
          <table:table-cell table:formula="of:=IF(([.C9]=1);[.K9];&quot;&quot;)" office:value-type="float" office:value="42430">
            <text:p>42430</text:p>
          </table:table-cell>
          <table:table-cell table:formula="of:=IF(([.C9]=2);[.K9];&quot;&quot;)">
            <text:p/>
          </table:table-cell>
          <table:table-cell table:formula="of:=IF([.C9]=0;[.E9];&quot;&quot;)">
            <text:p/>
          </table:table-cell>
          <table:table-cell table:formula="of:=IF(([.C9]=1);[.E9];&quot;&quot;)" office:value-type="float" office:value="18375020">
            <text:p>18375020</text:p>
          </table:table-cell>
          <table:table-cell table:formula="of:=IF([.C9]=2;[.E9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50022">
            <text:p>24750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11938">
            <text:p>211938,00</text:p>
          </table:table-cell>
          <table:table-cell office:value-type="float" office:value="3490.04">
            <text:p>3490,04</text:p>
          </table:table-cell>
          <table:table-cell table:number-columns-repeated="6"/>
          <table:table-cell table:style-name="ce7" table:formula="of:=IF(([.C10]=1);[.J10]/[.F10];&quot;&quot;)">
            <text:p/>
          </table:table-cell>
          <table:table-cell table:style-name="ce7" table:formula="of:=IF(([.C10]=2);[.J10]/[.F10];&quot;&quot;)" office:value-type="float" office:value="0.285714285714286">
            <text:p>0,2857142857</text:p>
          </table:table-cell>
          <table:table-cell table:style-name="ce7" table:formula="of:=IF(([.C10]=1);([.H10]+[.I10])/[.F10];&quot;&quot;)">
            <text:p/>
          </table:table-cell>
          <table:table-cell table:style-name="ce7" table:formula="of:=IF(([.C10]=2);([.H10]+[.I10])/[.F10];&quot;&quot;)" office:value-type="float" office:value="0.714285714285714">
            <text:p>0,7142857143</text:p>
          </table:table-cell>
          <table:table-cell table:formula="of:=IF(([.C10]=0);[.K10];&quot;&quot;)">
            <text:p/>
          </table:table-cell>
          <table:table-cell table:formula="of:=IF(([.C10]=1);[.K10];&quot;&quot;)">
            <text:p/>
          </table:table-cell>
          <table:table-cell table:formula="of:=IF(([.C10]=2);[.K10];&quot;&quot;)" office:value-type="float" office:value="42430">
            <text:p>42430</text:p>
          </table:table-cell>
          <table:table-cell table:formula="of:=IF([.C10]=0;[.E10];&quot;&quot;)">
            <text:p/>
          </table:table-cell>
          <table:table-cell table:formula="of:=IF(([.C10]=1);[.E10];&quot;&quot;)">
            <text:p/>
          </table:table-cell>
          <table:table-cell table:formula="of:=IF([.C10]=2;[.E10];&quot;&quot;)" office:value-type="float" office:value="24750022">
            <text:p>24750022</text:p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75015">
            <text:p>18375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95.47">
            <text:p>3495,47</text:p>
          </table:table-cell>
          <table:table-cell table:number-columns-repeated="6"/>
          <table:table-cell table:style-name="ce7" table:formula="of:=IF(([.C11]=1);[.J11]/[.F11];&quot;&quot;)" office:value-type="float" office:value="0.4">
            <text:p>0,4</text:p>
          </table:table-cell>
          <table:table-cell table:style-name="ce7" table:formula="of:=IF(([.C11]=2);[.J11]/[.F11];&quot;&quot;)">
            <text:p/>
          </table:table-cell>
          <table:table-cell table:style-name="ce7" table:formula="of:=IF(([.C11]=1);([.H11]+[.I11])/[.F11];&quot;&quot;)" office:value-type="float" office:value="0.6">
            <text:p>0,6</text:p>
          </table:table-cell>
          <table:table-cell table:style-name="ce7" table:formula="of:=IF(([.C11]=2);([.H11]+[.I11])/[.F11];&quot;&quot;)">
            <text:p/>
          </table:table-cell>
          <table:table-cell table:formula="of:=IF(([.C11]=0);[.K11];&quot;&quot;)">
            <text:p/>
          </table:table-cell>
          <table:table-cell table:formula="of:=IF(([.C11]=1);[.K11];&quot;&quot;)" office:value-type="float" office:value="42430">
            <text:p>42430</text:p>
          </table:table-cell>
          <table:table-cell table:formula="of:=IF(([.C11]=2);[.K11];&quot;&quot;)">
            <text:p/>
          </table:table-cell>
          <table:table-cell table:formula="of:=IF([.C11]=0;[.E11];&quot;&quot;)">
            <text:p/>
          </table:table-cell>
          <table:table-cell table:formula="of:=IF(([.C11]=1);[.E11];&quot;&quot;)" office:value-type="float" office:value="18375015">
            <text:p>18375015</text:p>
          </table:table-cell>
          <table:table-cell table:formula="of:=IF([.C11]=2;[.E11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46503">
            <text:p>179465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8">
            <text:p>209528,00</text:p>
          </table:table-cell>
          <table:table-cell office:value-type="float" office:value="3509.78">
            <text:p>3509,78</text:p>
          </table:table-cell>
          <table:table-cell table:number-columns-repeated="6"/>
          <table:table-cell table:style-name="ce7" table:formula="of:=IF(([.C12]=1);[.J12]/[.F12];&quot;&quot;)" office:value-type="float" office:value="0.4">
            <text:p>0,4</text:p>
          </table:table-cell>
          <table:table-cell table:style-name="ce7" table:formula="of:=IF(([.C12]=2);[.J12]/[.F12];&quot;&quot;)">
            <text:p/>
          </table:table-cell>
          <table:table-cell table:style-name="ce7" table:formula="of:=IF(([.C12]=1);([.H12]+[.I12])/[.F12];&quot;&quot;)" office:value-type="float" office:value="0.6">
            <text:p>0,6</text:p>
          </table:table-cell>
          <table:table-cell table:style-name="ce7" table:formula="of:=IF(([.C12]=2);([.H12]+[.I12])/[.F12];&quot;&quot;)">
            <text:p/>
          </table:table-cell>
          <table:table-cell table:formula="of:=IF(([.C12]=0);[.K12];&quot;&quot;)">
            <text:p/>
          </table:table-cell>
          <table:table-cell table:formula="of:=IF(([.C12]=1);[.K12];&quot;&quot;)" office:value-type="float" office:value="42430">
            <text:p>42430</text:p>
          </table:table-cell>
          <table:table-cell table:formula="of:=IF(([.C12]=2);[.K12];&quot;&quot;)">
            <text:p/>
          </table:table-cell>
          <table:table-cell table:formula="of:=IF([.C12]=0;[.E12];&quot;&quot;)">
            <text:p/>
          </table:table-cell>
          <table:table-cell table:formula="of:=IF(([.C12]=1);[.E12];&quot;&quot;)" office:value-type="float" office:value="17946503">
            <text:p>17946503</text:p>
          </table:table-cell>
          <table:table-cell table:formula="of:=IF([.C12]=2;[.E12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table:number-columns-repeated="2" office:value-type="float" office:value="1">
            <text:p>1</text:p>
          </table:table-cell>
          <table:table-cell office:value-type="float" office:value="26718762">
            <text:p>267187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58.34">
            <text:p>2258,34</text:p>
          </table:table-cell>
          <table:table-cell table:number-columns-repeated="6"/>
          <table:table-cell table:style-name="ce7" table:formula="of:=IF(([.C13]=1);[.J13]/[.F13];&quot;&quot;)" office:value-type="float" office:value="0.428571428571429">
            <text:p>0,4285714286</text:p>
          </table:table-cell>
          <table:table-cell table:style-name="ce7" table:formula="of:=IF(([.C13]=2);[.J13]/[.F13];&quot;&quot;)">
            <text:p/>
          </table:table-cell>
          <table:table-cell table:style-name="ce7" table:formula="of:=IF(([.C13]=1);([.H13]+[.I13])/[.F13];&quot;&quot;)" office:value-type="float" office:value="0.571428571428571">
            <text:p>0,5714285714</text:p>
          </table:table-cell>
          <table:table-cell table:style-name="ce7" table:formula="of:=IF(([.C13]=2);([.H13]+[.I13])/[.F13];&quot;&quot;)">
            <text:p/>
          </table:table-cell>
          <table:table-cell table:formula="of:=IF(([.C13]=0);[.K13];&quot;&quot;)">
            <text:p/>
          </table:table-cell>
          <table:table-cell table:formula="of:=IF(([.C13]=1);[.K13];&quot;&quot;)" office:value-type="float" office:value="39590">
            <text:p>39590</text:p>
          </table:table-cell>
          <table:table-cell table:formula="of:=IF(([.C13]=2);[.K13];&quot;&quot;)">
            <text:p/>
          </table:table-cell>
          <table:table-cell table:formula="of:=IF([.C13]=0;[.E13];&quot;&quot;)">
            <text:p/>
          </table:table-cell>
          <table:table-cell table:formula="of:=IF(([.C13]=1);[.E13];&quot;&quot;)" office:value-type="float" office:value="26718762">
            <text:p>26718762</text:p>
          </table:table-cell>
          <table:table-cell table:formula="of:=IF([.C13]=2;[.E13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75022">
            <text:p>293750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9">
            <text:p>209409,00</text:p>
          </table:table-cell>
          <table:table-cell office:value-type="float" office:value="2170.11">
            <text:p>2170,11</text:p>
          </table:table-cell>
          <table:table-cell table:number-columns-repeated="6"/>
          <table:table-cell table:style-name="ce7" table:formula="of:=IF(([.C14]=1);[.J14]/[.F14];&quot;&quot;)" office:value-type="float" office:value="0.428571428571429">
            <text:p>0,4285714286</text:p>
          </table:table-cell>
          <table:table-cell table:style-name="ce7" table:formula="of:=IF(([.C14]=2);[.J14]/[.F14];&quot;&quot;)">
            <text:p/>
          </table:table-cell>
          <table:table-cell table:style-name="ce7" table:formula="of:=IF(([.C14]=1);([.H14]+[.I14])/[.F14];&quot;&quot;)" office:value-type="float" office:value="0.571428571428571">
            <text:p>0,5714285714</text:p>
          </table:table-cell>
          <table:table-cell table:style-name="ce7" table:formula="of:=IF(([.C14]=2);([.H14]+[.I14])/[.F14];&quot;&quot;)">
            <text:p/>
          </table:table-cell>
          <table:table-cell table:formula="of:=IF(([.C14]=0);[.K14];&quot;&quot;)">
            <text:p/>
          </table:table-cell>
          <table:table-cell table:formula="of:=IF(([.C14]=1);[.K14];&quot;&quot;)" office:value-type="float" office:value="39590">
            <text:p>39590</text:p>
          </table:table-cell>
          <table:table-cell table:formula="of:=IF(([.C14]=2);[.K14];&quot;&quot;)">
            <text:p/>
          </table:table-cell>
          <table:table-cell table:formula="of:=IF([.C14]=0;[.E14];&quot;&quot;)">
            <text:p/>
          </table:table-cell>
          <table:table-cell table:formula="of:=IF(([.C14]=1);[.E14];&quot;&quot;)" office:value-type="float" office:value="29375022">
            <text:p>29375022</text:p>
          </table:table-cell>
          <table:table-cell table:formula="of:=IF([.C14]=2;[.E14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720717">
            <text:p>257207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30.27">
            <text:p>2230,27</text:p>
          </table:table-cell>
          <table:table-cell table:number-columns-repeated="6"/>
          <table:table-cell table:style-name="ce7" table:formula="of:=IF(([.C15]=1);[.J15]/[.F15];&quot;&quot;)" office:value-type="float" office:value="0.428571428571429">
            <text:p>0,4285714286</text:p>
          </table:table-cell>
          <table:table-cell table:style-name="ce7" table:formula="of:=IF(([.C15]=2);[.J15]/[.F15];&quot;&quot;)">
            <text:p/>
          </table:table-cell>
          <table:table-cell table:style-name="ce7" table:formula="of:=IF(([.C15]=1);([.H15]+[.I15])/[.F15];&quot;&quot;)" office:value-type="float" office:value="0.571428571428571">
            <text:p>0,5714285714</text:p>
          </table:table-cell>
          <table:table-cell table:style-name="ce7" table:formula="of:=IF(([.C15]=2);([.H15]+[.I15])/[.F15];&quot;&quot;)">
            <text:p/>
          </table:table-cell>
          <table:table-cell table:formula="of:=IF(([.C15]=0);[.K15];&quot;&quot;)">
            <text:p/>
          </table:table-cell>
          <table:table-cell table:formula="of:=IF(([.C15]=1);[.K15];&quot;&quot;)" office:value-type="float" office:value="39590">
            <text:p>39590</text:p>
          </table:table-cell>
          <table:table-cell table:formula="of:=IF(([.C15]=2);[.K15];&quot;&quot;)">
            <text:p/>
          </table:table-cell>
          <table:table-cell table:formula="of:=IF([.C15]=0;[.E15];&quot;&quot;)">
            <text:p/>
          </table:table-cell>
          <table:table-cell table:formula="of:=IF(([.C15]=1);[.E15];&quot;&quot;)" office:value-type="float" office:value="25720717">
            <text:p>25720717</text:p>
          </table:table-cell>
          <table:table-cell table:formula="of:=IF([.C15]=2;[.E15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9996">
            <text:p>32499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36823">
            <text:p>136823,00</text:p>
          </table:table-cell>
          <table:table-cell office:value-type="float" office:value="1385.95">
            <text:p>1385,95</text:p>
          </table:table-cell>
          <table:table-cell table:number-columns-repeated="6"/>
          <table:table-cell table:style-name="ce7" table:formula="of:=IF(([.C16]=1);[.J16]/[.F16];&quot;&quot;)">
            <text:p/>
          </table:table-cell>
          <table:table-cell table:style-name="ce7" table:formula="of:=IF(([.C16]=2);[.J16]/[.F16];&quot;&quot;)">
            <text:p/>
          </table:table-cell>
          <table:table-cell table:style-name="ce7" table:formula="of:=IF(([.C16]=1);([.H16]+[.I16])/[.F16];&quot;&quot;)">
            <text:p/>
          </table:table-cell>
          <table:table-cell table:style-name="ce7" table:formula="of:=IF(([.C16]=2);([.H16]+[.I16])/[.F16];&quot;&quot;)">
            <text:p/>
          </table:table-cell>
          <table:table-cell table:formula="of:=IF(([.C16]=0);[.K16];&quot;&quot;)" office:value-type="float" office:value="136823">
            <text:p>136823</text:p>
          </table:table-cell>
          <table:table-cell table:formula="of:=IF(([.C16]=1);[.K16];&quot;&quot;)">
            <text:p/>
          </table:table-cell>
          <table:table-cell table:formula="of:=IF(([.C16]=2);[.K16];&quot;&quot;)">
            <text:p/>
          </table:table-cell>
          <table:table-cell table:formula="of:=IF([.C16]=0;[.E16];&quot;&quot;)" office:value-type="float" office:value="3249996">
            <text:p>3249996</text:p>
          </table:table-cell>
          <table:table-cell table:formula="of:=IF(([.C16]=1);[.E16];&quot;&quot;)">
            <text:p/>
          </table:table-cell>
          <table:table-cell table:formula="of:=IF([.C16]=2;[.E16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906230">
            <text:p>269062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398">
            <text:p>209398,00</text:p>
          </table:table-cell>
          <table:table-cell office:value-type="float" office:value="2190.15">
            <text:p>2190,15</text:p>
          </table:table-cell>
          <table:table-cell table:number-columns-repeated="6"/>
          <table:table-cell table:style-name="ce7" table:formula="of:=IF(([.C17]=1);[.J17]/[.F17];&quot;&quot;)">
            <text:p/>
          </table:table-cell>
          <table:table-cell table:style-name="ce7" table:formula="of:=IF(([.C17]=2);[.J17]/[.F17];&quot;&quot;)" office:value-type="float" office:value="0.428571428571429">
            <text:p>0,4285714286</text:p>
          </table:table-cell>
          <table:table-cell table:style-name="ce7" table:formula="of:=IF(([.C17]=1);([.H17]+[.I17])/[.F17];&quot;&quot;)">
            <text:p/>
          </table:table-cell>
          <table:table-cell table:style-name="ce7" table:formula="of:=IF(([.C17]=2);([.H17]+[.I17])/[.F17];&quot;&quot;)" office:value-type="float" office:value="0.571428571428571">
            <text:p>0,5714285714</text:p>
          </table:table-cell>
          <table:table-cell table:formula="of:=IF(([.C17]=0);[.K17];&quot;&quot;)">
            <text:p/>
          </table:table-cell>
          <table:table-cell table:formula="of:=IF(([.C17]=1);[.K17];&quot;&quot;)">
            <text:p/>
          </table:table-cell>
          <table:table-cell table:formula="of:=IF(([.C17]=2);[.K17];&quot;&quot;)" office:value-type="float" office:value="39590">
            <text:p>39590</text:p>
          </table:table-cell>
          <table:table-cell table:formula="of:=IF([.C17]=0;[.E17];&quot;&quot;)">
            <text:p/>
          </table:table-cell>
          <table:table-cell table:formula="of:=IF(([.C17]=1);[.E17];&quot;&quot;)">
            <text:p/>
          </table:table-cell>
          <table:table-cell table:formula="of:=IF([.C17]=2;[.E17];&quot;&quot;)" office:value-type="float" office:value="26906230">
            <text:p>26906230</text:p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8264">
            <text:p>208264,00</text:p>
          </table:table-cell>
          <table:table-cell office:value-type="float" office:value="2139.49">
            <text:p>2139,49</text:p>
          </table:table-cell>
          <table:table-cell table:number-columns-repeated="6"/>
          <table:table-cell table:style-name="ce7" table:formula="of:=IF(([.C18]=1);[.J18]/[.F18];&quot;&quot;)">
            <text:p/>
          </table:table-cell>
          <table:table-cell table:style-name="ce7" table:formula="of:=IF(([.C18]=2);[.J18]/[.F18];&quot;&quot;)">
            <text:p/>
          </table:table-cell>
          <table:table-cell table:style-name="ce7" table:formula="of:=IF(([.C18]=1);([.H18]+[.I18])/[.F18];&quot;&quot;)">
            <text:p/>
          </table:table-cell>
          <table:table-cell table:style-name="ce7" table:formula="of:=IF(([.C18]=2);([.H18]+[.I18])/[.F18];&quot;&quot;)">
            <text:p/>
          </table:table-cell>
          <table:table-cell table:formula="of:=IF(([.C18]=0);[.K18];&quot;&quot;)" office:value-type="float" office:value="208264">
            <text:p>208264</text:p>
          </table:table-cell>
          <table:table-cell table:formula="of:=IF(([.C18]=1);[.K18];&quot;&quot;)">
            <text:p/>
          </table:table-cell>
          <table:table-cell table:formula="of:=IF(([.C18]=2);[.K18];&quot;&quot;)">
            <text:p/>
          </table:table-cell>
          <table:table-cell table:formula="of:=IF([.C18]=0;[.E18];&quot;&quot;)" office:value-type="float" office:value="3000000">
            <text:p>3000000</text:p>
          </table:table-cell>
          <table:table-cell table:formula="of:=IF(([.C18]=1);[.E18];&quot;&quot;)">
            <text:p/>
          </table:table-cell>
          <table:table-cell table:formula="of:=IF([.C18]=2;[.E18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table:number-columns-repeated="2" office:value-type="float" office:value="1">
            <text:p>1</text:p>
          </table:table-cell>
          <table:table-cell office:value-type="float" office:value="56749996">
            <text:p>5674999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132.93">
            <text:p>2132,93</text:p>
          </table:table-cell>
          <table:table-cell table:number-columns-repeated="6"/>
          <table:table-cell table:style-name="ce7" table:formula="of:=IF(([.C19]=1);[.J19]/[.F19];&quot;&quot;)" office:value-type="float" office:value="0.631578947368421">
            <text:p>0,6315789474</text:p>
          </table:table-cell>
          <table:table-cell table:style-name="ce7" table:formula="of:=IF(([.C19]=2);[.J19]/[.F19];&quot;&quot;)">
            <text:p/>
          </table:table-cell>
          <table:table-cell table:style-name="ce7" table:formula="of:=IF(([.C19]=1);([.H19]+[.I19])/[.F19];&quot;&quot;)" office:value-type="float" office:value="0.368421052631579">
            <text:p>0,3684210526</text:p>
          </table:table-cell>
          <table:table-cell table:style-name="ce7" table:formula="of:=IF(([.C19]=2);([.H19]+[.I19])/[.F19];&quot;&quot;)">
            <text:p/>
          </table:table-cell>
          <table:table-cell table:formula="of:=IF(([.C19]=0);[.K19];&quot;&quot;)">
            <text:p/>
          </table:table-cell>
          <table:table-cell table:formula="of:=IF(([.C19]=1);[.K19];&quot;&quot;)" office:value-type="float" office:value="105300">
            <text:p>105300</text:p>
          </table:table-cell>
          <table:table-cell table:formula="of:=IF(([.C19]=2);[.K19];&quot;&quot;)">
            <text:p/>
          </table:table-cell>
          <table:table-cell table:formula="of:=IF([.C19]=0;[.E19];&quot;&quot;)">
            <text:p/>
          </table:table-cell>
          <table:table-cell table:formula="of:=IF(([.C19]=1);[.E19];&quot;&quot;)" office:value-type="float" office:value="56749996">
            <text:p>56749996</text:p>
          </table:table-cell>
          <table:table-cell table:formula="of:=IF([.C19]=2;[.E19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4750003">
            <text:p>8475000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300">
            <text:p>105300,00</text:p>
          </table:table-cell>
          <table:table-cell office:value-type="float" office:value="434768">
            <text:p>434768,00</text:p>
          </table:table-cell>
          <table:table-cell office:value-type="float" office:value="4519.32">
            <text:p>4519,32</text:p>
          </table:table-cell>
          <table:table-cell table:number-columns-repeated="6"/>
          <table:table-cell table:style-name="ce7" table:formula="of:=IF(([.C20]=1);[.J20]/[.F20];&quot;&quot;)">
            <text:p/>
          </table:table-cell>
          <table:table-cell table:style-name="ce7" table:formula="of:=IF(([.C20]=2);[.J20]/[.F20];&quot;&quot;)" office:value-type="float" office:value="0.592592592592593">
            <text:p>0,5925925926</text:p>
          </table:table-cell>
          <table:table-cell table:style-name="ce7" table:formula="of:=IF(([.C20]=1);([.H20]+[.I20])/[.F20];&quot;&quot;)">
            <text:p/>
          </table:table-cell>
          <table:table-cell table:style-name="ce7" table:formula="of:=IF(([.C20]=2);([.H20]+[.I20])/[.F20];&quot;&quot;)" office:value-type="float" office:value="0.407407407407407">
            <text:p>0,4074074074</text:p>
          </table:table-cell>
          <table:table-cell table:formula="of:=IF(([.C20]=0);[.K20];&quot;&quot;)">
            <text:p/>
          </table:table-cell>
          <table:table-cell table:formula="of:=IF(([.C20]=1);[.K20];&quot;&quot;)">
            <text:p/>
          </table:table-cell>
          <table:table-cell table:formula="of:=IF(([.C20]=2);[.K20];&quot;&quot;)" office:value-type="float" office:value="105300">
            <text:p>105300</text:p>
          </table:table-cell>
          <table:table-cell table:formula="of:=IF([.C20]=0;[.E20];&quot;&quot;)">
            <text:p/>
          </table:table-cell>
          <table:table-cell table:formula="of:=IF(([.C20]=1);[.E20];&quot;&quot;)">
            <text:p/>
          </table:table-cell>
          <table:table-cell table:formula="of:=IF([.C20]=2;[.E20];&quot;&quot;)" office:value-type="float" office:value="84750003">
            <text:p>84750003</text:p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31.23">
            <text:p>2231,23</text:p>
          </table:table-cell>
          <table:table-cell table:number-columns-repeated="6"/>
          <table:table-cell table:style-name="ce7" table:formula="of:=IF(([.C21]=1);[.J21]/[.F21];&quot;&quot;)" office:value-type="float" office:value="0.631578947368421">
            <text:p>0,6315789474</text:p>
          </table:table-cell>
          <table:table-cell table:style-name="ce7" table:formula="of:=IF(([.C21]=2);[.J21]/[.F21];&quot;&quot;)">
            <text:p/>
          </table:table-cell>
          <table:table-cell table:style-name="ce7" table:formula="of:=IF(([.C21]=1);([.H21]+[.I21])/[.F21];&quot;&quot;)" office:value-type="float" office:value="0.368421052631579">
            <text:p>0,3684210526</text:p>
          </table:table-cell>
          <table:table-cell table:style-name="ce7" table:formula="of:=IF(([.C21]=2);([.H21]+[.I21])/[.F21];&quot;&quot;)">
            <text:p/>
          </table:table-cell>
          <table:table-cell table:formula="of:=IF(([.C21]=0);[.K21];&quot;&quot;)">
            <text:p/>
          </table:table-cell>
          <table:table-cell table:formula="of:=IF(([.C21]=1);[.K21];&quot;&quot;)" office:value-type="float" office:value="105300">
            <text:p>105300</text:p>
          </table:table-cell>
          <table:table-cell table:formula="of:=IF(([.C21]=2);[.K21];&quot;&quot;)">
            <text:p/>
          </table:table-cell>
          <table:table-cell table:formula="of:=IF([.C21]=0;[.E21];&quot;&quot;)">
            <text:p/>
          </table:table-cell>
          <table:table-cell table:formula="of:=IF(([.C21]=1);[.E21];&quot;&quot;)" office:value-type="float" office:value="55625002">
            <text:p>55625002</text:p>
          </table:table-cell>
          <table:table-cell table:formula="of:=IF([.C21]=2;[.E21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48.91">
            <text:p>2248,91</text:p>
          </table:table-cell>
          <table:table-cell table:number-columns-repeated="6"/>
          <table:table-cell table:style-name="ce7" table:formula="of:=IF(([.C22]=1);[.J22]/[.F22];&quot;&quot;)" office:value-type="float" office:value="0.631578947368421">
            <text:p>0,6315789474</text:p>
          </table:table-cell>
          <table:table-cell table:style-name="ce7" table:formula="of:=IF(([.C22]=2);[.J22]/[.F22];&quot;&quot;)">
            <text:p/>
          </table:table-cell>
          <table:table-cell table:style-name="ce7" table:formula="of:=IF(([.C22]=1);([.H22]+[.I22])/[.F22];&quot;&quot;)" office:value-type="float" office:value="0.368421052631579">
            <text:p>0,3684210526</text:p>
          </table:table-cell>
          <table:table-cell table:style-name="ce7" table:formula="of:=IF(([.C22]=2);([.H22]+[.I22])/[.F22];&quot;&quot;)">
            <text:p/>
          </table:table-cell>
          <table:table-cell table:formula="of:=IF(([.C22]=0);[.K22];&quot;&quot;)">
            <text:p/>
          </table:table-cell>
          <table:table-cell table:formula="of:=IF(([.C22]=1);[.K22];&quot;&quot;)" office:value-type="float" office:value="105300">
            <text:p>105300</text:p>
          </table:table-cell>
          <table:table-cell table:formula="of:=IF(([.C22]=2);[.K22];&quot;&quot;)">
            <text:p/>
          </table:table-cell>
          <table:table-cell table:formula="of:=IF([.C22]=0;[.E22];&quot;&quot;)">
            <text:p/>
          </table:table-cell>
          <table:table-cell table:formula="of:=IF(([.C22]=1);[.E22];&quot;&quot;)" office:value-type="float" office:value="55625002">
            <text:p>55625002</text:p>
          </table:table-cell>
          <table:table-cell table:formula="of:=IF([.C22]=2;[.E22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249999">
            <text:p>6124999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55.4">
            <text:p>3255,40</text:p>
          </table:table-cell>
          <table:table-cell table:number-columns-repeated="6"/>
          <table:table-cell table:style-name="ce7" table:formula="of:=IF(([.C23]=1);[.J23]/[.F23];&quot;&quot;)" office:value-type="float" office:value="0.619047619047619">
            <text:p>0,619047619</text:p>
          </table:table-cell>
          <table:table-cell table:style-name="ce7" table:formula="of:=IF(([.C23]=2);[.J23]/[.F23];&quot;&quot;)">
            <text:p/>
          </table:table-cell>
          <table:table-cell table:style-name="ce7" table:formula="of:=IF(([.C23]=1);([.H23]+[.I23])/[.F23];&quot;&quot;)" office:value-type="float" office:value="0.380952380952381">
            <text:p>0,380952381</text:p>
          </table:table-cell>
          <table:table-cell table:style-name="ce7" table:formula="of:=IF(([.C23]=2);([.H23]+[.I23])/[.F23];&quot;&quot;)">
            <text:p/>
          </table:table-cell>
          <table:table-cell table:formula="of:=IF(([.C23]=0);[.K23];&quot;&quot;)">
            <text:p/>
          </table:table-cell>
          <table:table-cell table:formula="of:=IF(([.C23]=1);[.K23];&quot;&quot;)" office:value-type="float" office:value="97249">
            <text:p>97249</text:p>
          </table:table-cell>
          <table:table-cell table:formula="of:=IF(([.C23]=2);[.K23];&quot;&quot;)">
            <text:p/>
          </table:table-cell>
          <table:table-cell table:formula="of:=IF([.C23]=0;[.E23];&quot;&quot;)">
            <text:p/>
          </table:table-cell>
          <table:table-cell table:formula="of:=IF(([.C23]=1);[.E23];&quot;&quot;)" office:value-type="float" office:value="61249999">
            <text:p>61249999</text:p>
          </table:table-cell>
          <table:table-cell table:formula="of:=IF([.C23]=2;[.E23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table:number-columns-repeated="2" office:value-type="float" office:value="1">
            <text:p>1</text:p>
          </table:table-cell>
          <table:table-cell office:value-type="float" office:value="66749994">
            <text:p>6674999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4.6">
            <text:p>3264,60</text:p>
          </table:table-cell>
          <table:table-cell table:number-columns-repeated="6"/>
          <table:table-cell table:style-name="ce7" table:formula="of:=IF(([.C24]=1);[.J24]/[.F24];&quot;&quot;)" office:value-type="float" office:value="0.619047619047619">
            <text:p>0,619047619</text:p>
          </table:table-cell>
          <table:table-cell table:style-name="ce7" table:formula="of:=IF(([.C24]=2);[.J24]/[.F24];&quot;&quot;)">
            <text:p/>
          </table:table-cell>
          <table:table-cell table:style-name="ce7" table:formula="of:=IF(([.C24]=1);([.H24]+[.I24])/[.F24];&quot;&quot;)" office:value-type="float" office:value="0.380952380952381">
            <text:p>0,380952381</text:p>
          </table:table-cell>
          <table:table-cell table:style-name="ce7" table:formula="of:=IF(([.C24]=2);([.H24]+[.I24])/[.F24];&quot;&quot;)">
            <text:p/>
          </table:table-cell>
          <table:table-cell table:formula="of:=IF(([.C24]=0);[.K24];&quot;&quot;)">
            <text:p/>
          </table:table-cell>
          <table:table-cell table:formula="of:=IF(([.C24]=1);[.K24];&quot;&quot;)" office:value-type="float" office:value="97249">
            <text:p>97249</text:p>
          </table:table-cell>
          <table:table-cell table:formula="of:=IF(([.C24]=2);[.K24];&quot;&quot;)">
            <text:p/>
          </table:table-cell>
          <table:table-cell table:formula="of:=IF([.C24]=0;[.E24];&quot;&quot;)">
            <text:p/>
          </table:table-cell>
          <table:table-cell table:formula="of:=IF(([.C24]=1);[.E24];&quot;&quot;)" office:value-type="float" office:value="66749994">
            <text:p>66749994</text:p>
          </table:table-cell>
          <table:table-cell table:formula="of:=IF([.C24]=2;[.E24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936282">
            <text:p>6193628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1.31">
            <text:p>3261,31</text:p>
          </table:table-cell>
          <table:table-cell table:number-columns-repeated="6"/>
          <table:table-cell table:style-name="ce7" table:formula="of:=IF(([.C25]=1);[.J25]/[.F25];&quot;&quot;)" office:value-type="float" office:value="0.619047619047619">
            <text:p>0,619047619</text:p>
          </table:table-cell>
          <table:table-cell table:style-name="ce7" table:formula="of:=IF(([.C25]=2);[.J25]/[.F25];&quot;&quot;)">
            <text:p/>
          </table:table-cell>
          <table:table-cell table:style-name="ce7" table:formula="of:=IF(([.C25]=1);([.H25]+[.I25])/[.F25];&quot;&quot;)" office:value-type="float" office:value="0.380952380952381">
            <text:p>0,380952381</text:p>
          </table:table-cell>
          <table:table-cell table:style-name="ce7" table:formula="of:=IF(([.C25]=2);([.H25]+[.I25])/[.F25];&quot;&quot;)">
            <text:p/>
          </table:table-cell>
          <table:table-cell table:formula="of:=IF(([.C25]=0);[.K25];&quot;&quot;)">
            <text:p/>
          </table:table-cell>
          <table:table-cell table:formula="of:=IF(([.C25]=1);[.K25];&quot;&quot;)" office:value-type="float" office:value="97249">
            <text:p>97249</text:p>
          </table:table-cell>
          <table:table-cell table:formula="of:=IF(([.C25]=2);[.K25];&quot;&quot;)">
            <text:p/>
          </table:table-cell>
          <table:table-cell table:formula="of:=IF([.C25]=0;[.E25];&quot;&quot;)">
            <text:p/>
          </table:table-cell>
          <table:table-cell table:formula="of:=IF(([.C25]=1);[.E25];&quot;&quot;)" office:value-type="float" office:value="61936282">
            <text:p>61936282</text:p>
          </table:table-cell>
          <table:table-cell table:formula="of:=IF([.C25]=2;[.E25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97270">
            <text:p>97270,00</text:p>
          </table:table-cell>
          <table:table-cell office:value-type="float" office:value="1190.26">
            <text:p>1190,26</text:p>
          </table:table-cell>
          <table:table-cell table:number-columns-repeated="6"/>
          <table:table-cell table:style-name="ce7" table:formula="of:=IF(([.C26]=1);[.J26]/[.F26];&quot;&quot;)">
            <text:p/>
          </table:table-cell>
          <table:table-cell table:style-name="ce7" table:formula="of:=IF(([.C26]=2);[.J26]/[.F26];&quot;&quot;)">
            <text:p/>
          </table:table-cell>
          <table:table-cell table:style-name="ce7" table:formula="of:=IF(([.C26]=1);([.H26]+[.I26])/[.F26];&quot;&quot;)">
            <text:p/>
          </table:table-cell>
          <table:table-cell table:style-name="ce7" table:formula="of:=IF(([.C26]=2);([.H26]+[.I26])/[.F26];&quot;&quot;)">
            <text:p/>
          </table:table-cell>
          <table:table-cell table:formula="of:=IF(([.C26]=0);[.K26];&quot;&quot;)" office:value-type="float" office:value="97270">
            <text:p>97270</text:p>
          </table:table-cell>
          <table:table-cell table:formula="of:=IF(([.C26]=1);[.K26];&quot;&quot;)">
            <text:p/>
          </table:table-cell>
          <table:table-cell table:formula="of:=IF(([.C26]=2);[.K26];&quot;&quot;)">
            <text:p/>
          </table:table-cell>
          <table:table-cell table:formula="of:=IF([.C26]=0;[.E26];&quot;&quot;)" office:value-type="float" office:value="3000000">
            <text:p>3000000</text:p>
          </table:table-cell>
          <table:table-cell table:formula="of:=IF(([.C26]=1);[.E26];&quot;&quot;)">
            <text:p/>
          </table:table-cell>
          <table:table-cell table:formula="of:=IF([.C26]=2;[.E26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9343742">
            <text:p>7934374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7249">
            <text:p>97249,00</text:p>
          </table:table-cell>
          <table:table-cell office:value-type="float" office:value="432948">
            <text:p>432948,00</text:p>
          </table:table-cell>
          <table:table-cell office:value-type="float" office:value="5695.27">
            <text:p>5695,27</text:p>
          </table:table-cell>
          <table:table-cell table:number-columns-repeated="6"/>
          <table:table-cell table:style-name="ce7" table:formula="of:=IF(([.C27]=1);[.J27]/[.F27];&quot;&quot;)">
            <text:p/>
          </table:table-cell>
          <table:table-cell table:style-name="ce7" table:formula="of:=IF(([.C27]=2);[.J27]/[.F27];&quot;&quot;)" office:value-type="float" office:value="0.303030303030303">
            <text:p>0,303030303</text:p>
          </table:table-cell>
          <table:table-cell table:style-name="ce7" table:formula="of:=IF(([.C27]=1);([.H27]+[.I27])/[.F27];&quot;&quot;)">
            <text:p/>
          </table:table-cell>
          <table:table-cell table:style-name="ce7" table:formula="of:=IF(([.C27]=2);([.H27]+[.I27])/[.F27];&quot;&quot;)" office:value-type="float" office:value="0.393939393939394">
            <text:p>0,3939393939</text:p>
          </table:table-cell>
          <table:table-cell table:formula="of:=IF(([.C27]=0);[.K27];&quot;&quot;)">
            <text:p/>
          </table:table-cell>
          <table:table-cell table:formula="of:=IF(([.C27]=1);[.K27];&quot;&quot;)">
            <text:p/>
          </table:table-cell>
          <table:table-cell table:formula="of:=IF(([.C27]=2);[.K27];&quot;&quot;)" office:value-type="float" office:value="97249">
            <text:p>97249</text:p>
          </table:table-cell>
          <table:table-cell table:formula="of:=IF([.C27]=0;[.E27];&quot;&quot;)">
            <text:p/>
          </table:table-cell>
          <table:table-cell table:formula="of:=IF(([.C27]=1);[.E27];&quot;&quot;)">
            <text:p/>
          </table:table-cell>
          <table:table-cell table:formula="of:=IF([.C27]=2;[.E27];&quot;&quot;)" office:value-type="float" office:value="79343742">
            <text:p>79343742</text:p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4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4"/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6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table:number-columns-repeated="8"/>
          <table:table-cell table:style-name="Default" table:number-columns-repeated="3"/>
          <table:table-cell table:number-columns-repeated="16"/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6"/>
        </table:table-row>
        <table:table-row table:style-name="ro2">
          <table:table-cell table:number-columns-repeated="2" office:value-type="float" office:value="821079954">
            <text:p>821079954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formula="of:=IF([Sheet2.C2]=0;[.E31];&quot;&quot;)">
            <text:p/>
          </table:table-cell>
          <table:table-cell table:formula="of:=IF([Sheet2.C2]=1;[.E31];&quot;&quot;)">
            <text:p/>
          </table:table-cell>
          <table:table-cell table:formula="of:=IF([Sheet2.C2]=2;[.E31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3]=0;[.E32];&quot;&quot;)">
            <text:p/>
          </table:table-cell>
          <table:table-cell table:formula="of:=IF([Sheet2.C3]=1;[.E32];&quot;&quot;)">
            <text:p/>
          </table:table-cell>
          <table:table-cell table:formula="of:=IF([Sheet2.C3]=2;[.E32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4]=0;[.E53];&quot;&quot;)">
            <text:p/>
          </table:table-cell>
          <table:table-cell table:formula="of:=IF([Sheet2.C4]=1;[.E53];&quot;&quot;)">
            <text:p/>
          </table:table-cell>
          <table:table-cell table:formula="of:=IF([Sheet2.C4]=2;[.E53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5]=0;[.E54];&quot;&quot;)">
            <text:p/>
          </table:table-cell>
          <table:table-cell table:formula="of:=IF([Sheet2.C5]=1;[.E54];&quot;&quot;)">
            <text:p/>
          </table:table-cell>
          <table:table-cell table:formula="of:=IF([Sheet2.C5]=2;[.E54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6]=0;[.E55];&quot;&quot;)">
            <text:p/>
          </table:table-cell>
          <table:table-cell table:formula="of:=IF([Sheet2.C6]=1;[.E55];&quot;&quot;)">
            <text:p/>
          </table:table-cell>
          <table:table-cell table:formula="of:=IF([Sheet2.C6]=2;[.E55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/>
          <table:table-cell table:formula="of:=IF([Sheet2.C7]=1;[.E56];&quot;&quot;)">
            <text:p/>
          </table:table-cell>
          <table:table-cell table:formula="of:=IF([Sheet2.C7]=2;[.E56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/>
          <table:table-cell table:formula="of:=IF([Sheet2.C8]=1;[.E57];&quot;&quot;)">
            <text:p/>
          </table:table-cell>
          <table:table-cell table:formula="of:=IF([Sheet2.C8]=2;[.E57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  <table:table-cell table:number-columns-repeated="13"/>
          <table:table-cell table:style-name="Default"/>
          <table:table-cell table:formula="of:=IF([Sheet2.C9]=1;[.E58];&quot;&quot;)">
            <text:p/>
          </table:table-cell>
          <table:table-cell table:formula="of:=IF([Sheet2.C9]=2;[.E58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  <table:table-cell table:number-columns-repeated="13"/>
          <table:table-cell table:style-name="Default"/>
          <table:table-cell table:formula="of:=IF([Sheet2.C10]=1;[.E59];&quot;&quot;)">
            <text:p/>
          </table:table-cell>
          <table:table-cell table:formula="of:=IF([Sheet2.C10]=2;[.E59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21"/>
          <table:table-cell table:style-name="Default"/>
          <table:table-cell table:formula="of:=IF([.C60]=1;[.E60];&quot;&quot;)">
            <text:p/>
          </table:table-cell>
          <table:table-cell table:formula="of:=IF([.C60]=2;[.E60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  <table:table-cell table:number-columns-repeated="13"/>
          <table:table-cell table:style-name="Default" table:number-columns-repeated="2"/>
          <table:table-cell table:formula="of:=IF([.C61]=2;[.E61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  <table:table-cell table:number-columns-repeated="13"/>
          <table:table-cell table:style-name="Default" table:number-columns-repeated="2"/>
          <table:table-cell table:formula="of:=IF([.C62]=2;[.E62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formula="of:=IF([.C63]=2;[.E63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formula="of:=IF([.C64]=2;[.E64];&quot;&quot;)">
            <text:p/>
          </table:table-cell>
        </table:table-row>
        <table:table-row table:style-name="ro2" table:number-rows-repeated="3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12"/>
          <table:table-cell table:style-name="ce4" office:value-type="string">
            <text:p>MEDIE:</text:p>
          </table:table-cell>
          <table:table-cell/>
          <table:table-cell table:formula="of:=AVERAGE([.T3:.T53])" office:value-type="float" office:value="0.615839598997494">
            <text:p>0,615839599</text:p>
          </table:table-cell>
          <table:table-cell table:formula="of:=AVERAGE([.U3:.U53])" office:value-type="float" office:value="0.521981721981722">
            <text:p>0,521981722</text:p>
          </table:table-cell>
          <table:table-cell table:formula="of:=AVERAGE([.V3:.V53])" office:value-type="float" office:value="0.384160401002506">
            <text:p>0,384160401</text:p>
          </table:table-cell>
          <table:table-cell table:formula="of:=AVERAGE([.W3:.W53])" office:value-type="float" office:value="0.417412217412217">
            <text:p>0,4174122174</text:p>
          </table:table-cell>
          <table:table-cell table:style-name="Default" table:formula="of:=AVERAGE([.X3:.X53])" office:value-type="float" office:value="147434.9">
            <text:p>147434,9</text:p>
          </table:table-cell>
          <table:table-cell table:style-name="Default" table:formula="of:=AVERAGE([.Y3:.Y53])" office:value-type="float" office:value="59495.5">
            <text:p>59495,5</text:p>
          </table:table-cell>
          <table:table-cell table:style-name="Default" table:formula="of:=AVERAGE([.Z3:.Z53])" office:value-type="float" office:value="59495.5">
            <text:p>59495,5</text:p>
          </table:table-cell>
          <table:table-cell table:style-name="Default" table:formula="of:=AVERAGE([.AA3:.AA53])" office:value-type="float" office:value="3174999.6">
            <text:p>3174999,6</text:p>
          </table:table-cell>
          <table:table-cell table:style-name="Default" table:formula="of:=AVERAGE([.AB3:.AB53])" office:value-type="float" office:value="34763154.2666667">
            <text:p>34763154,2666667</text:p>
          </table:table-cell>
          <table:table-cell table:style-name="Default" table:formula="of:=AVERAGE([.AC3:.AC53])" office:value-type="float" office:value="44974999.6">
            <text:p>44974999,6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  <table:table-cell table:number-columns-repeated="4"/>
          <table:table-cell table:style-name="ce4" office:value-type="string">
            <text:p>MIN:</text:p>
          </table:table-cell>
          <table:table-cell/>
          <table:table-cell table:formula="of:=MIN([.T3:.T54])" office:value-type="float" office:value="0.4">
            <text:p>0,4</text:p>
          </table:table-cell>
          <table:table-cell table:formula="of:=MIN([.U3:.U54])" office:value-type="float" office:value="0.285714285714286">
            <text:p>0,2857142857</text:p>
          </table:table-cell>
          <table:table-cell table:number-columns-repeated="2"/>
          <table:table-cell table:style-name="Default" table:formula="of:=MIN([.X3:.X54])" office:value-type="float" office:value="97270">
            <text:p>97270</text:p>
          </table:table-cell>
          <table:table-cell table:style-name="Default" table:formula="of:=MIN([.Y3:.Y54])" office:value-type="float" office:value="12908.5">
            <text:p>12908,5</text:p>
          </table:table-cell>
          <table:table-cell table:style-name="Default" table:formula="of:=MIN([.Z3:.Z54])" office:value-type="float" office:value="12908.5">
            <text:p>12908,5</text:p>
          </table:table-cell>
          <table:table-cell table:style-name="Default" table:formula="of:=MIN([.AA3:.AA54])" office:value-type="float" office:value="3000000">
            <text:p>3000000</text:p>
          </table:table-cell>
          <table:table-cell table:style-name="Default" table:formula="of:=MIN([.AB3:.AB54])" office:value-type="float" office:value="9000000">
            <text:p>9000000</text:p>
          </table:table-cell>
          <table:table-cell table:style-name="Default" table:formula="of:=MIN([.AC3:.AC54])" office:value-type="float" office:value="9125001">
            <text:p>9125001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12"/>
          <table:table-cell table:style-name="ce4" office:value-type="string">
            <text:p>MAX:</text:p>
          </table:table-cell>
          <table:table-cell/>
          <table:table-cell table:formula="of:=MAX([.T3:.T54])" office:value-type="float" office:value="1">
            <text:p>1</text:p>
          </table:table-cell>
          <table:table-cell table:formula="of:=MAX([.U3:.U54])" office:value-type="float" office:value="1">
            <text:p>1</text:p>
          </table:table-cell>
          <table:table-cell table:number-columns-repeated="2"/>
          <table:table-cell table:style-name="Default" table:formula="of:=MAX([.X3:.X54])" office:value-type="float" office:value="208264">
            <text:p>208264</text:p>
          </table:table-cell>
          <table:table-cell table:style-name="Default" table:formula="of:=MAX([.Y3:.Y54])" office:value-type="float" office:value="105300">
            <text:p>105300</text:p>
          </table:table-cell>
          <table:table-cell table:style-name="Default" table:formula="of:=MAX([.Z3:.Z54])" office:value-type="float" office:value="105300">
            <text:p>105300</text:p>
          </table:table-cell>
          <table:table-cell table:style-name="Default" table:formula="of:=MAX([.AA3:.AA54])" office:value-type="float" office:value="3625002">
            <text:p>3625002</text:p>
          </table:table-cell>
          <table:table-cell table:style-name="Default" table:formula="of:=MAX([.AB3:.AB54])" office:value-type="float" office:value="66749994">
            <text:p>66749994</text:p>
          </table:table-cell>
          <table:table-cell table:style-name="Default" table:formula="of:=MAX([.AC3:.AC54])" office:value-type="float" office:value="84750003">
            <text:p>84750003</text:p>
          </table:table-cell>
        </table:table-row>
        <table:table-row table:style-name="ro2">
          <table:table-cell table:number-columns-repeated="2" office:value-type="float" office:value="360646631">
            <text:p>360646631</text:p>
          </table:table-cell>
          <table:table-cell table:number-columns-repeated="2"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4"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 table:number-rows-repeated="9">
          <table:table-cell table:number-columns-repeated="23"/>
          <table:table-cell table:style-name="Default" table:number-columns-repeated="6"/>
        </table:table-row>
        <table:table-row table:style-name="ro2">
          <table:table-cell table:number-columns-repeated="23"/>
          <table:table-cell table:style-name="Default" table:number-columns-repeated="6"/>
        </table:table-row>
      </table:table>
      <table:table table:name="Sheet2" table:style-name="ta1" table:print="false">
        <table:table-column table:style-name="co14" table:number-columns-repeated="4" table:default-cell-style-name="Default"/>
        <table:table-column table:style-name="co14" table:default-cell-style-name="ce11"/>
        <table:table-row table:style-name="ro2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156436224">
            <text:p>1156436224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54421844">
            <text:p>35442184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8735393">
            <text:p>162873539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56922549">
            <text:p>45692254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afici" table:style-name="ta1" table:print="false">
        <table:table-column table:style-name="co14" table:default-cell-style-name="Default"/>
        <table:table-row table:style-name="ro2" table:number-rows-repeated="2">
          <table:table-cell/>
        </table:table-row>
        <table:table-row table:style-name="ro2">
          <table:table-cell>
            <draw:frame table:end-cell-address="Grafici.H21" table:end-x="1.129cm" table:end-y="0.007cm" draw:z-index="0" draw:style-name="gr1" svg:width="16.274cm" svg:height="8.999cm" svg:x="0.661cm" svg:y="0.054cm">
              <draw:object draw:notify-on-update-of-ranges="Sheet1.X2:Sheet1.X2 Sheet1.X55:Sheet1.X57 Sheet1.Y2:Sheet1.Y2 Sheet1.Y55:Sheet1.Y57 Sheet1.Z2:Sheet1.Z2 Sheet1.Z55:Sheet1.Z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8">
          <table:table-cell/>
        </table:table-row>
        <table:table-row table:style-name="ro2">
          <table:table-cell>
            <draw:frame table:end-cell-address="Grafici.H40" table:end-x="0.845cm" table:end-y="0.186cm" draw:z-index="1" draw:style-name="gr1" svg:width="15.999cm" svg:height="8.999cm" svg:x="0.652cm" svg:y="0.233cm">
              <draw:object draw:notify-on-update-of-ranges="Sheet1.AB2:Sheet1.AB2 Sheet1.AB55:Sheet1.AB57 Sheet1.AC2:Sheet1.AC2 Sheet1.AC55:Sheet1.AC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8">
          <table:table-cell/>
        </table:table-row>
        <table:table-row table:style-name="ro2">
          <table:table-cell>
            <draw:frame table:end-cell-address="Grafici.H59" table:end-x="0.593cm" table:end-y="0.158cm" draw:z-index="2" draw:style-name="gr1" svg:width="15.999cm" svg:height="8.999cm" svg:x="0.4cm" svg:y="0.206cm">
              <draw:object draw:notify-on-update-of-ranges="Sheet1.T2:Sheet1.T2 Sheet1.T55:Sheet1.T55 Sheet1.U2:Sheet1.U2 Sheet1.U55:Sheet1.U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/05/2011</text:date>, <text:time>12.58.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5-25T12:58:57</dc:date>
    <meta:editing-duration>PT11H52M43S</meta:editing-duration>
    <meta:editing-cycles>50</meta:editing-cycles>
    <meta:document-statistic meta:table-count="3" meta:cell-count="8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5cm" svg:height="9cm" xlink:href=".." xlink:type="simple" chart:class="chart:bar" chart:style-name="ch1">
        <chart:title svg:x="3.172cm" svg:y="0.315cm" chart:style-name="ch2">
          <text:p>Tempo medio / minimo / massimo di recupero file</text:p>
        </chart:title>
        <chart:legend chart:legend-position="end" svg:x="13.428cm" svg:y="3.675cm" chart:style-name="ch3"/>
        <chart:plot-area chart:style-name="ch4" table:cell-range-address="Sheet1.X2:Sheet1.Z2 Sheet1.X55:Sheet1.Z57" chart:data-source-has-labels="row" svg:x="1.39cm" svg:y="1.714cm" svg:width="11.389cm" svg:height="6.686cm">
          <chartooo:coordinate-region svg:x="2.752cm" svg:y="1.94cm" svg:width="10.027cm" svg:height="5.76cm"/>
          <chart:axis chart:dimension="x" chart:name="primary-x" chart:style-name="ch5"/>
          <chart:axis chart:dimension="y" chart:name="primary-y" chart:style-name="ch6">
            <chart:title svg:x="0.451cm" svg:y="5.842cm" chart:style-name="ch7">
              <text:p>Tempo (s)</text:p>
            </chart:title>
            <chart:grid chart:style-name="ch8" chart:class="major"/>
          </chart:axis>
          <chart:series chart:style-name="ch9" chart:values-cell-range-address="Sheet1.X55:Sheet1.X57" chart:label-cell-address="Sheet1.X2:Sheet1.X2" chart:class="chart:bar">
            <chart:data-point chart:repeated="3"/>
          </chart:series>
          <chart:series chart:style-name="ch10" chart:values-cell-range-address="Sheet1.Y55:Sheet1.Y57" chart:label-cell-address="Sheet1.Y2:Sheet1.Y2" chart:class="chart:bar">
            <chart:data-point chart:repeated="3"/>
          </chart:series>
          <chart:series chart:style-name="ch11" chart:values-cell-range-address="Sheet1.Z55:Sheet1.Z57" chart:label-cell-address="Sheet1.Z2:Sheet1.Z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elega</text:p>
                <draw:g>
                  <svg:desc>Sheet1.X2:Sheet1.X2</svg:desc>
                </draw:g>
              </table:table-cell>
              <table:table-cell office:value-type="string">
                <text:p>M2MShare</text:p>
                <draw:g>
                  <svg:desc>Sheet1.Y2:Sheet1.Y2</svg:desc>
                </draw:g>
              </table:table-cell>
              <table:table-cell office:value-type="string">
                <text:p>Delega a tutti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434.9">
                <text:p>147434.9</text:p>
                <draw:g>
                  <svg:desc>Sheet1.X55:Sheet1.X57</svg:desc>
                </draw:g>
              </table:table-cell>
              <table:table-cell office:value-type="float" office:value="59495.5">
                <text:p>59495.5</text:p>
                <draw:g>
                  <svg:desc>Sheet1.Y55:Sheet1.Y57</svg:desc>
                </draw:g>
              </table:table-cell>
              <table:table-cell office:value-type="float" office:value="59495.5">
                <text:p>59495.5</text:p>
                <draw:g>
                  <svg:desc>Sheet1.Z55:Sheet1.Z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70">
                <text:p>97270</text:p>
              </table:table-cell>
              <table:table-cell office:value-type="float" office:value="12908.5">
                <text:p>12908.5</text:p>
              </table:table-cell>
              <table:table-cell office:value-type="float" office:value="12908.5">
                <text:p>1290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264">
                <text:p>208264</text:p>
              </table:table-cell>
              <table:table-cell office:value-type="float" office:value="105300">
                <text:p>105300</text:p>
              </table:table-cell>
              <table:table-cell office:value-type="float" office:value="105300">
                <text:p>105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34cm" svg:y="0.315cm" chart:style-name="ch2">
          <text:p>Dati trasferiti</text:p>
        </chart:title>
        <chart:legend chart:legend-position="end" svg:x="13.153cm" svg:y="3.927cm" chart:style-name="ch3"/>
        <chart:plot-area chart:style-name="ch4" table:cell-range-address="Sheet1.AB2:Sheet1.AC2 Sheet1.AB55:Sheet1.AC57" chart:data-source-has-labels="row" svg:x="1.385cm" svg:y="1.714cm" svg:width="11.129cm" svg:height="6.686cm">
          <chartooo:coordinate-region svg:x="3.118cm" svg:y="1.941cm" svg:width="9.396cm" svg:height="5.759cm"/>
          <chart:axis chart:dimension="x" chart:name="primary-x" chart:style-name="ch5"/>
          <chart:axis chart:dimension="y" chart:name="primary-y" chart:style-name="ch6">
            <chart:title svg:x="0.451cm" svg:y="5.934cm" chart:style-name="ch7">
              <text:p>Dati (bytes)</text:p>
            </chart:title>
            <chart:grid chart:style-name="ch8" chart:class="major"/>
          </chart:axis>
          <chart:series chart:style-name="ch9" chart:values-cell-range-address="Sheet1.AB55:Sheet1.AB57" chart:label-cell-address="Sheet1.AB2:Sheet1.AB2" chart:class="chart:bar">
            <chart:data-point chart:repeated="3"/>
          </chart:series>
          <chart:series chart:style-name="ch10" chart:values-cell-range-address="Sheet1.AC55:Sheet1.AC57" chart:label-cell-address="Sheet1.AC2:Sheet1.A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ega 1</text:p>
                <draw:g>
                  <svg:desc>Sheet1.AB2:Sheet1.AB2</svg:desc>
                </draw:g>
              </table:table-cell>
              <table:table-cell office:value-type="string">
                <text:p>Delega a tutti</text:p>
                <draw:g>
                  <svg:desc>Sheet1.AC2:Sheet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63154.2666667">
                <text:p>34763154.2666667</text:p>
                <draw:g>
                  <svg:desc>Sheet1.AB55:Sheet1.AB57</svg:desc>
                </draw:g>
              </table:table-cell>
              <table:table-cell office:value-type="float" office:value="44974999.6">
                <text:p>44974999.6</text:p>
                <draw:g>
                  <svg:desc>Sheet1.AC55:Sheet1.A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9125001">
                <text:p>9125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749994">
                <text:p>66749994</text:p>
              </table:table-cell>
              <table:table-cell office:value-type="float" office:value="84750003">
                <text:p>8475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5cm" chart:style-name="ch2">
          <text:p>Deleghe ritornate</text:p>
        </chart:title>
        <chart:legend chart:legend-position="end" svg:x="13.153cm" svg:y="3.927cm" chart:style-name="ch3"/>
        <chart:plot-area chart:style-name="ch4" table:cell-range-address="Sheet1.T2:Sheet1.U2 Sheet1.T55:Sheet1.U55" chart:data-source-has-labels="row" svg:x="0.77cm" svg:y="1.714cm" svg:width="11.744cm" svg:height="6.686cm">
          <chartooo:coordinate-region svg:x="1.497cm" svg:y="1.941cm" svg:width="11.017cm" svg:height="6.2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T55:Sheet1.T55" chart:label-cell-address="Sheet1.T2:Sheet1.T2" chart:class="chart:bar">
            <chart:data-point/>
          </chart:series>
          <chart:series chart:style-name="ch9" chart:values-cell-range-address="Sheet1.U55:Sheet1.U55" chart:label-cell-address="Sheet1.U2:Sheet1.U2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T2:Sheet1.T2</svg:desc>
                </draw:g>
              </table:table-cell>
              <table:table-cell office:value-type="string">
                <text:p>Delega a tutti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5839598997494">
                <text:p>0.615839598997494</text:p>
                <draw:g>
                  <svg:desc>Sheet1.T55:Sheet1.T55</svg:desc>
                </draw:g>
              </table:table-cell>
              <table:table-cell office:value-type="float" office:value="0.521981721981722">
                <text:p>0.521981721981722</text:p>
                <draw:g>
                  <svg:desc>Sheet1.U55:Sheet1.U5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